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21dcc" officeooo:paragraph-rsid="00121dcc"/>
    </style:style>
    <style:style style:name="P2" style:family="paragraph" style:parent-style-name="Standard">
      <style:text-properties officeooo:rsid="0013b70e" officeooo:paragraph-rsid="0013b70e"/>
    </style:style>
    <style:style style:name="P3" style:family="paragraph" style:parent-style-name="Standard">
      <style:text-properties officeooo:rsid="00168f5e" officeooo:paragraph-rsid="00168f5e"/>
    </style:style>
    <style:style style:name="P4" style:family="paragraph" style:parent-style-name="Standard">
      <style:text-properties officeooo:rsid="00180699" officeooo:paragraph-rsid="0018f00c"/>
    </style:style>
    <style:style style:name="P5" style:family="paragraph" style:parent-style-name="Standard">
      <style:text-properties officeooo:rsid="0018f00c" officeooo:paragraph-rsid="0018f00c"/>
    </style:style>
    <style:style style:name="P6" style:family="paragraph" style:parent-style-name="Standard">
      <style:text-properties officeooo:rsid="001aa476" officeooo:paragraph-rsid="001aa476"/>
    </style:style>
    <style:style style:name="T1" style:family="text">
      <style:text-properties officeooo:rsid="0013b70e"/>
    </style:style>
    <style:style style:name="T2" style:family="text">
      <style:text-properties officeooo:rsid="00168f5e"/>
    </style:style>
    <style:style style:name="T3" style:family="text">
      <style:text-properties officeooo:rsid="00180699"/>
    </style:style>
    <style:style style:name="T4" style:family="text">
      <style:text-properties officeooo:rsid="0018f00c"/>
    </style:style>
    <style:style style:name="T5" style:family="text">
      <style:text-properties officeooo:rsid="001a5ecd"/>
    </style:style>
    <style:style style:name="T6" style:family="text">
      <style:text-properties officeooo:rsid="001cf0ed"/>
    </style:style>
    <style:style style:name="T7" style:family="text">
      <style:text-properties officeooo:rsid="001eb5e7"/>
    </style:style>
    <style:style style:name="T8" style:family="text">
      <style:text-properties officeooo:rsid="002099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á,</text:p>
      <text:p text:style-name="P1"/>
      <text:p text:style-name="P1">Tudo bom?</text:p>
      <text:p text:style-name="P1"/>
      <text:p text:style-name="P1">Antes de mais nada obrigado pela visita e agradeço antecipadamente <text:span text:style-name="T1">sua</text:span> respo<text:span text:style-name="T1">sta</text:span> a pesquisa <text:span text:style-name="T2">de opinião e mensagem na aba de contato</text:span>.</text:p>
      <text:p text:style-name="P1"/>
      <text:p text:style-name="P2">Vamos lá…</text:p>
      <text:p text:style-name="P2"/>
      <text:p text:style-name="P2">Meu nome é Gustavo Davi, nascido em Maceió Alagoas, <text:span text:style-name="T2">filho da Dona Marieta e do Sr. Eusébio (ou Zebo, para os amigos). Nasci e “me criei” no meu querido Benedito Bentes, onde muitos amam e odeiam, contudo tenho um carinho gigante por ele. Estudei em algumas escolas no bairro, mas no ano 2000 iniciei meus estudos naquela que foi, sem dúvida nenhuma, um dos pilares da pessoa que hoje sou. A escola que entrei no pré-escolar e só deixei de fazer parte do alunado em Dezembro de 2011. Algo simples, mas no mínimo engraçado, era que a turma do nosso ano teve o prazer de estudar de acordo com a numeração dos anos: 2000 pré-escolar, 2001 primeira serie, 2002 segunda, e assim vai. Não perdi nenhum ano se é isso que você queria saber… Rsrsrs. Só um fato interessante.</text:span></text:p>
      <text:p text:style-name="P2"/>
      <text:p text:style-name="P3">Nela também foi onde consegui a minha primeira oportunidade de trabalho e que essa abriu muitas portas no mercado de trabalho. Passei quase 4 anos em uma rotina diária, literalmente, afinal trabalhava nos finais de semana, feriados, dias santos, natal e réveillon. Parece de mais, mas não era. Costumo dizer que aprendi mais do que trabalhei nesse período, por <text:span text:style-name="T8">todos os aprendizados, erros e acertos</text:span>. <text:span text:style-name="T3">Depois tive varias ótimas oportunidades para por em pratica o que já tinha aprendido, afinal experiencia nunca é um jogo de “soma zero”, não?</text:span></text:p>
      <text:p text:style-name="P3"/>
      <text:p text:style-name="P4">Depois de quase 10 anos trabalhando, conhecendo pessoas que vieram, ficaram ou se foram aprendi muito, mas senti que não fui para lugar algum, somente naquela primícia de “caçar e comer” e vi que estava no momento d<text:span text:style-name="T8">a</text:span> mudança, daí olhei para <text:span text:style-name="T8">o meu</text:span> <text:span text:style-name="T8">arredor </text:span>e tentei encontrar aquilo <text:span text:style-name="T8">que me apaixonaria</text:span>, nesse meio de caminho encontrei a música, <text:span text:style-name="T6">turismo</text:span>, engenharia, dança <text:span text:style-name="T4">de salão</text:span>, matemática <text:span text:style-name="T4">e a tecnologia.</text:span></text:p>
      <text:p text:style-name="P4"/>
      <text:p text:style-name="P5">Nessas minhas passadas nas aéreas acima, algumas foram mergulhos mais profundos como a engenharia que cursei até o quinto período, outros mais rasos como a matemática que em algum momento pensei em fazer a graduação para lecionar a matéria.</text:p>
      <text:p text:style-name="P5"/>
      <text:p text:style-name="P5">E por f<text:span text:style-name="T5">im, aqui estamos, comecei vendo alguns vídeos na internet e acompanhando algumas pessoas que admiro dessa aérea, alguns inclusive que moram no exterior e passam uma ótima percepção de como é a atuação no mercado internacional, algo que me interessa muito.</text:span></text:p>
      <text:p text:style-name="P5"/>
      <text:p text:style-name="P6">Um grande incentivo foi um o canal <text:span text:style-name="T6">em especial </text:span>o <text:span text:style-name="T7">C</text:span>urso<text:span text:style-name="T7">E</text:span>m<text:span text:style-name="T7">V</text:span>ideo.com, com o professor Gustavo Guanabara, meu xará, que com sua didática exemplar e um carisma impar, serviu como <text:span text:style-name="T6">como farol para finalmente começar a construir minha carreira profissional com algo que me apaixonei imediatamente, mas, parafraseando um cara que gosto bastante, “A paixão é um vírus que nos faz ver o mundo através da nossa euforia” Leandro Karnal. E sim ainda estou apaixonadaço pela ideia de trabalhar com tecnologia e principalmente programação, mas como aprendi nas experiencias até aqui, preciso aprender a terminar esse site pessoal antes de criar o novo Facebo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7:57:04.622111055</meta:creation-date>
    <dc:date>2019-03-29T15:44:48.689116114</dc:date>
    <meta:editing-duration>PT4H42M43S</meta:editing-duration>
    <meta:editing-cycles>5</meta:editing-cycles>
    <meta:generator>LibreOffice/6.0.7.3$Linux_X86_64 LibreOffice_project/00m0$Build-3</meta:generator>
    <meta:document-statistic meta:table-count="0" meta:image-count="0" meta:object-count="0" meta:page-count="1" meta:paragraph-count="10" meta:word-count="508" meta:character-count="3012" meta:non-whitespace-character-count="2514"/>
  </office:meta>
</office:document-meta>
</file>